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el" svg:font-family="Abe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automatic-styles>
    <style:style style:name="P1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fo:font-style="italic" loext:padding="0in" loext:border="none"/>
    </style:style>
    <style:style style:name="P2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loext:padding="0in" loext:border="none"/>
    </style:style>
    <style:style style:name="P3" style:family="paragraph" style:parent-style-name="Standard">
      <style:text-properties fo:color="#0c0c0c" loext:opacity="100%" style:font-name="var e-global-typography-primary-font-family" fo:font-size="13pt" fo:font-style="italic" fo:font-weight="bold" style:font-name-asian="DejaVu Sans" style:font-size-asian="13pt" style:font-weight-asian="bold" style:font-name-complex="FreeSans1" style:font-size-complex="13pt" style:font-weight-complex="bold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00000" loext:opacity="100%" fo:font-size="11.25pt" loext:padding="0in" loext:border="none"/>
    </style:style>
    <style:style style:name="T1" style:family="text">
      <style:text-properties fo:font-style="italic"/>
    </style:style>
    <style:style style:name="T2" style:family="text">
      <style:text-properties fo:color="#000000" loext:opacity="100%" fo:font-size="11.25pt" fo:font-style="italic" loext:padding="0in" loext:border="none"/>
    </style:style>
    <style:style style:name="T3" style:family="text">
      <style:text-properties fo:color="#000000" loext:opacity="100%" fo:font-size="11.25pt" loext:padding="0in" loext:border="none"/>
    </style:style>
    <style:style style:name="T4" style:family="text">
      <style:text-properties officeooo:rsid="000c5349"/>
    </style:style>
    <style:style style:name="T5" style:family="text">
      <style:text-properties officeooo:rsid="000c5b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4">Familia M</text:span><text:span text:style-name="T5">icro</text:span><text:span text:style-name="T4"> – 0,</text:span><text:span text:style-name="T5">0</text:span><text:span text:style-name="T4">2 a </text:span><text:span text:style-name="T5">0,</text:span><text:span text:style-name="T4">2 mm</text:span></text:p>
      <text:p text:style-name="P3"/>
      <text:h text:style-name="P2" text:outline-level="4"><text:span text:style-name="T1">Coscinodiscus</text:span> sp.</text:h>
      <text:p text:style-name="P6">Las diatomeas dominan tanto las aguas frías como las templadas, llegando a constituir más de un 80% del fitoplancton. Hasta la fecha, más de 6000 especies han sido descritas.</text:p>
      <text:p text:style-name="P5"/>
      <text:p text:style-name="P5"/>
      <text:h text:style-name="P2" text:outline-level="4"><text:span text:style-name="T1">Cosmioneis</text:span> sp.</text:h>
      <text:p text:style-name="P6">En las regiones de Auvergne y Ardèche, podemos encontrar una roca silícea llamada diatomita. Esta roca está formada por la acumulación de diatomeas en el fondo de antiguos lagos volcánicos.</text:p>
      <text:p text:style-name="P5"/>
      <text:p text:style-name="P5"/>
      <text:h text:style-name="P2" text:outline-level="4"><text:span text:style-name="T1">Chaetoceros</text:span> sp.</text:h>
      <text:p text:style-name="P4"><text:span text:style-name="Emphasis"><text:span text:style-name="T2">Chaetoceros</text:span></text:span><text:span text:style-name="T3"> es un grupo que comprende docenas de especies de diatomeas presentes en todos los océanos. En su mayoría son marinas, excepto 2 especies que se encuentran en agua dulce.</text:span></text:p>
      <text:p text:style-name="P5"/>
      <text:p text:style-name="P5"/>
      <text:h text:style-name="P2" text:outline-level="4"><text:span text:style-name="T1">Ceratium</text:span> sp.</text:h>
      <text:p text:style-name="P4"><text:span text:style-name="Emphasis"><text:span text:style-name="T2">Ceratium</text:span></text:span><text:span text:style-name="T3"> pertenece al grupo de los dinoflagelados. Presenta dos flagelos que le permiten nadar y rotar.</text:span></text:p>
      <text:p text:style-name="P5"/>
      <text:p text:style-name="P5"/>
      <text:h text:style-name="P1" text:outline-level="4">Dinophysis caudata</text:h>
      <text:p text:style-name="P4"><text:span text:style-name="Emphasis"><text:span text:style-name="T2">Dinophysis</text:span></text:span><text:span text:style-name="T3"> puede multiplicarse bajo condiciones favorables provocando proliferaciones de algas tóxicas (blooms tóxicos) que pueden contaminar a los moluscos convirtiéndolos en no aptos para el consumo humano.</text:span></text:p>
      <text:p text:style-name="P5"/>
      <text:p text:style-name="P5"/>
      <text:h text:style-name="P2" text:outline-level="4"><text:span text:style-name="T1">Dictyocysta</text:span> sp.</text:h>
      <text:p text:style-name="P6">Los ciliados son organismos microscópicos unicelulares. Existe una gran diversidad y abundancia de estos organismos tanto en el agua de mar como en agua dulce. Algunos, como los tintínidos desarrollan un caparazón llamado lórica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el" svg:font-family="Abe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19:53.742852376</meta:creation-date>
    <dc:date>2024-10-05T17:23:55.969875011</dc:date>
    <meta:editing-duration>PT4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84" meta:character-count="1205" meta:non-whitespace-character-count="1032"/>
  </office:meta>
</office:document-meta>
</file>